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c6a08" officeooo:paragraph-rsid="001c6a08"/>
    </style:style>
    <style:style style:name="P2" style:family="paragraph" style:parent-style-name="Standard">
      <style:text-properties officeooo:rsid="001df8c6" officeooo:paragraph-rsid="001df8c6"/>
    </style:style>
    <style:style style:name="P3" style:family="paragraph" style:parent-style-name="Standard">
      <style:text-properties officeooo:rsid="001f7eb1" officeooo:paragraph-rsid="001f7eb1"/>
    </style:style>
    <style:style style:name="P4" style:family="paragraph" style:parent-style-name="Table_20_Contents">
      <style:text-properties officeooo:rsid="001f7eb1" officeooo:paragraph-rsid="001f7eb1"/>
    </style:style>
    <style:style style:name="T1" style:family="text">
      <style:text-properties officeooo:rsid="001df8c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df8c6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pp2c review</text:p>
      <text:p text:style-name="P1">- no need for multiple function pointer , can use only one with casting</text:p>
      <text:p text:style-name="P1"/>
      <text:p text:style-name="P1"/>
      <text:p text:style-name="P1">- <text:span text:style-name="T1">#define NEW(t)<text:tab/></text:span><text:span text:style-name="T2"> </text:span><text:span text:style-name="T3">({ void b = malloc(sizeof(t)); t##_ctor((t)b); <text:s/>b; })</text:span></text:p>
      <text:p text:style-name="P2">#define DEL(t, p) <text:tab/>({ t##_dtor((t*)p); free(p); })</text:p>
      <text:p text:style-name="P2"/>
      <text:p text:style-name="P2"><text:span text:style-name="T2">macro has no return it uses a GNU extension to do have a return value;</text:span></text:p>
      <text:p text:style-name="P2"/>
      <text:p text:style-name="P2"><text:span text:style-name="T2"/></text:p>
      <text:p text:style-name="P3"><text:span text:style-name="T3">T* </text:span><text:span text:style-name="T2">arr = new T[3];</text:span></text:p>
      <text:p text:style-name="P3"><text:span text:style-name="T2">…</text:span></text:p>
      <text:p text:style-name="P3"><text:span text:style-name="T2">delete[] arr; // behind the sceenes there is a record of how many items to destruct</text:span></text:p>
      <text:p text:style-name="P3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4">No elem = 3</text:p>
          </table:table-cell>
          <table:table-cell table:style-name="Table1.A1" office:value-type="string">
            <text:p text:style-name="P4">Elem0</text:p>
          </table:table-cell>
          <table:table-cell table:style-name="Table1.A1" office:value-type="string">
            <text:p text:style-name="P4">Elem1</text:p>
          </table:table-cell>
          <table:table-cell table:style-name="Table1.D1" office:value-type="string">
            <text:p text:style-name="P4">Elem2</text:p>
          </table:table-cell>
        </table:table-row>
      </table:table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09:30:09.998539106</meta:creation-date>
    <dc:date>2016-04-10T13:44:49.499938511</dc:date>
    <meta:editing-duration>PT4H4M5S</meta:editing-duration>
    <meta:editing-cycles>3</meta:editing-cycles>
    <meta:generator>LibreOffice/4.2.8.2$Linux_X86_64 LibreOffice_project/420m0$Build-2</meta:generator>
    <meta:document-statistic meta:table-count="1" meta:image-count="0" meta:object-count="0" meta:page-count="1" meta:paragraph-count="12" meta:word-count="78" meta:character-count="402" meta:non-whitespace-character-count="333"/>
  </office:meta>
</office:document-meta>
</file>